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4.99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4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scribe_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ntext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4" office:value-type="string" calcext:value-type="string">
            <text:p>25%</text:p>
          </table:table-cell>
          <table:table-cell table:style-name="ce4" office:value-type="string" calcext:value-type="string">
            <text:p>50%</text:p>
          </table:table-cell>
          <table:table-cell table:style-name="ce4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tot3m_chuva</text:p>
          </table:table-cell>
          <table:table-cell office:value-type="float" office:value="1044107" calcext:value-type="float">
            <text:p>1044107</text:p>
          </table:table-cell>
          <table:table-cell table:style-name="ce1" office:value-type="float" office:value="55481.52" calcext:value-type="float">
            <text:p>55.481,52</text:p>
          </table:table-cell>
          <table:table-cell table:style-name="ce1" office:value-type="float" office:value="66558.46" calcext:value-type="float">
            <text:p>66.558,46</text:p>
          </table:table-cell>
          <table:table-cell office:value-type="float" office:value="0" calcext:value-type="float">
            <text:p>0</text:p>
          </table:table-cell>
          <table:table-cell office:value-type="float" office:value="10395" calcext:value-type="float">
            <text:p>10395</text:p>
          </table:table-cell>
          <table:table-cell table:style-name="ce1" office:value-type="float" office:value="30874" calcext:value-type="float">
            <text:p>30.874,00</text:p>
          </table:table-cell>
          <table:table-cell office:value-type="float" office:value="75656" calcext:value-type="float">
            <text:p>75656</text:p>
          </table:table-cell>
          <table:table-cell table:style-name="ce1" office:value-type="float" office:value="596946" calcext:value-type="float">
            <text:p>596.946,00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tot1m_chuva</text:p>
          </table:table-cell>
          <table:table-cell office:value-type="float" office:value="1010188" calcext:value-type="float">
            <text:p>1010188</text:p>
          </table:table-cell>
          <table:table-cell table:style-name="ce1" office:value-type="float" office:value="22434.86" calcext:value-type="float">
            <text:p>22.434,86</text:p>
          </table:table-cell>
          <table:table-cell table:style-name="ce1" office:value-type="float" office:value="31119.76" calcext:value-type="float">
            <text:p>31.119,76</text:p>
          </table:table-cell>
          <table:table-cell office:value-type="float" office:value="0" calcext:value-type="float">
            <text:p>0</text:p>
          </table:table-cell>
          <table:table-cell office:value-type="float" office:value="1327.2" calcext:value-type="float">
            <text:p>1327,2</text:p>
          </table:table-cell>
          <table:table-cell table:style-name="ce1" office:value-type="float" office:value="10611.6" calcext:value-type="float">
            <text:p>10.611,60</text:p>
          </table:table-cell>
          <table:table-cell office:value-type="float" office:value="31095.4" calcext:value-type="float">
            <text:p>31095,4</text:p>
          </table:table-cell>
          <table:table-cell table:style-name="ce1" office:value-type="float" office:value="272948.4" calcext:value-type="float">
            <text:p>272.948,40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tot7d_chuva</text:p>
          </table:table-cell>
          <table:table-cell office:value-type="float" office:value="935785" calcext:value-type="float">
            <text:p>935785</text:p>
          </table:table-cell>
          <table:table-cell table:style-name="ce1" office:value-type="float" office:value="6984.88" calcext:value-type="float">
            <text:p>6.984,88</text:p>
          </table:table-cell>
          <table:table-cell table:style-name="ce1" office:value-type="float" office:value="12369.31" calcext:value-type="float">
            <text:p>12.369,31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table:style-name="ce1" office:value-type="float" office:value="1998" calcext:value-type="float">
            <text:p>1.998,00</text:p>
          </table:table-cell>
          <table:table-cell table:style-name="ce1" office:value-type="float" office:value="8448.8" calcext:value-type="float">
            <text:p>8.448,80</text:p>
          </table:table-cell>
          <table:table-cell table:style-name="ce1" office:value-type="float" office:value="126672" calcext:value-type="float">
            <text:p>126.672,00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num_pixels</text:p>
          </table:table-cell>
          <table:table-cell office:value-type="float" office:value="1017247" calcext:value-type="float">
            <text:p>1017247</text:p>
          </table:table-cell>
          <table:table-cell table:style-name="ce1" office:value-type="float" office:value="26825.64" calcext:value-type="float">
            <text:p>26.825,64</text:p>
          </table:table-cell>
          <table:table-cell table:style-name="ce1" office:value-type="float" office:value="29575.93" calcext:value-type="float">
            <text:p>29.575,93</text:p>
          </table:table-cell>
          <table:table-cell office:value-type="float" office:value="151" calcext:value-type="float">
            <text:p>151</text:p>
          </table:table-cell>
          <table:table-cell office:value-type="float" office:value="6365" calcext:value-type="float">
            <text:p>6365</text:p>
          </table:table-cell>
          <table:table-cell table:style-name="ce1" office:value-type="float" office:value="13526" calcext:value-type="float">
            <text:p>13.526,00</text:p>
          </table:table-cell>
          <table:table-cell office:value-type="float" office:value="32960" calcext:value-type="float">
            <text:p>32960</text:p>
          </table:table-cell>
          <table:table-cell table:style-name="ce1" office:value-type="float" office:value="106541" calcext:value-type="float">
            <text:p>106.541,00</text:p>
          </table:table-cell>
          <table:table-cell office:value-type="string" calcext:value-type="string">
            <text:p>Mesmas informações</text:p>
          </table:table-cell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num_pixels</text:p>
          </table:table-cell>
          <table:table-cell office:value-type="float" office:value="1017247" calcext:value-type="float">
            <text:p>1017247</text:p>
          </table:table-cell>
          <table:table-cell table:style-name="ce1" office:value-type="float" office:value="26825.64" calcext:value-type="float">
            <text:p>26.825,64</text:p>
          </table:table-cell>
          <table:table-cell table:style-name="ce1" office:value-type="float" office:value="29575.93" calcext:value-type="float">
            <text:p>29.575,93</text:p>
          </table:table-cell>
          <table:table-cell office:value-type="float" office:value="151" calcext:value-type="float">
            <text:p>151</text:p>
          </table:table-cell>
          <table:table-cell office:value-type="float" office:value="6365" calcext:value-type="float">
            <text:p>6365</text:p>
          </table:table-cell>
          <table:table-cell table:style-name="ce1" office:value-type="float" office:value="13526" calcext:value-type="float">
            <text:p>13.526,00</text:p>
          </table:table-cell>
          <table:table-cell office:value-type="float" office:value="32960" calcext:value-type="float">
            <text:p>32960</text:p>
          </table:table-cell>
          <table:table-cell office:value-type="float" office:value="106541" calcext:value-type="float">
            <text:p>106541</text:p>
          </table:table-cell>
          <table:table-cell office:value-type="string" calcext:value-type="string">
            <text:p>Mesmas informações</text:p>
          </table:table-cell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num_pixels</text:p>
          </table:table-cell>
          <table:table-cell office:value-type="float" office:value="1017247" calcext:value-type="float">
            <text:p>1017247</text:p>
          </table:table-cell>
          <table:table-cell table:style-name="ce1" office:value-type="float" office:value="26825.64" calcext:value-type="float">
            <text:p>26.825,64</text:p>
          </table:table-cell>
          <table:table-cell table:style-name="ce1" office:value-type="float" office:value="29575.93" calcext:value-type="float">
            <text:p>29.575,93</text:p>
          </table:table-cell>
          <table:table-cell office:value-type="float" office:value="151" calcext:value-type="float">
            <text:p>151</text:p>
          </table:table-cell>
          <table:table-cell office:value-type="float" office:value="6365" calcext:value-type="float">
            <text:p>6365</text:p>
          </table:table-cell>
          <table:table-cell table:style-name="ce1" office:value-type="float" office:value="13526" calcext:value-type="float">
            <text:p>13.526,00</text:p>
          </table:table-cell>
          <table:table-cell office:value-type="float" office:value="32960" calcext:value-type="float">
            <text:p>32960</text:p>
          </table:table-cell>
          <table:table-cell office:value-type="float" office:value="106541" calcext:value-type="float">
            <text:p>106541</text:p>
          </table:table-cell>
          <table:table-cell office:value-type="string" calcext:value-type="string">
            <text:p>Mesmas informações</text:p>
          </table:table-cell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num_pixels</text:p>
          </table:table-cell>
          <table:table-cell office:value-type="float" office:value="1017247" calcext:value-type="float">
            <text:p>1017247</text:p>
          </table:table-cell>
          <table:table-cell table:style-name="ce1" office:value-type="float" office:value="26825.6423336712" calcext:value-type="float">
            <text:p>26.825,64</text:p>
          </table:table-cell>
          <table:table-cell table:style-name="ce1" office:value-type="float" office:value="29575.9306396391" calcext:value-type="float">
            <text:p>29.575,93</text:p>
          </table:table-cell>
          <table:table-cell office:value-type="float" office:value="151" calcext:value-type="float">
            <text:p>151</text:p>
          </table:table-cell>
          <table:table-cell office:value-type="float" office:value="6365" calcext:value-type="float">
            <text:p>6365</text:p>
          </table:table-cell>
          <table:table-cell table:style-name="ce1" office:value-type="float" office:value="13526" calcext:value-type="float">
            <text:p>13.526,00</text:p>
          </table:table-cell>
          <table:table-cell office:value-type="float" office:value="32960" calcext:value-type="float">
            <text:p>32960</text:p>
          </table:table-cell>
          <table:table-cell office:value-type="float" office:value="106541" calcext:value-type="float">
            <text:p>106541</text:p>
          </table:table-cell>
          <table:table-cell office:value-type="string" calcext:value-type="string">
            <text:p>Mesmas informações</text:p>
          </table:table-cell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num_pixels</text:p>
          </table:table-cell>
          <table:table-cell office:value-type="float" office:value="1017247" calcext:value-type="float">
            <text:p>1017247</text:p>
          </table:table-cell>
          <table:table-cell table:style-name="ce1" office:value-type="float" office:value="26825.6423336712" calcext:value-type="float">
            <text:p>26.825,64</text:p>
          </table:table-cell>
          <table:table-cell table:style-name="ce1" office:value-type="float" office:value="29575.9306396391" calcext:value-type="float">
            <text:p>29.575,93</text:p>
          </table:table-cell>
          <table:table-cell office:value-type="float" office:value="151" calcext:value-type="float">
            <text:p>151</text:p>
          </table:table-cell>
          <table:table-cell office:value-type="float" office:value="6365" calcext:value-type="float">
            <text:p>6365</text:p>
          </table:table-cell>
          <table:table-cell table:style-name="ce1" office:value-type="float" office:value="13526" calcext:value-type="float">
            <text:p>13.526,00</text:p>
          </table:table-cell>
          <table:table-cell office:value-type="float" office:value="32960" calcext:value-type="float">
            <text:p>32960</text:p>
          </table:table-cell>
          <table:table-cell office:value-type="float" office:value="106541" calcext:value-type="float">
            <text:p>106541</text:p>
          </table:table-cell>
          <table:table-cell office:value-type="string" calcext:value-type="string">
            <text:p>Mesmas informações</text:p>
          </table:table-cell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7d_cl_ituinst</text:p>
          </table:table-cell>
          <table:table-cell office:value-type="float" office:value="1014932" calcext:value-type="float">
            <text:p>1014932</text:p>
          </table:table-cell>
          <table:table-cell office:value-type="float" office:value="0.073377386268206" calcext:value-type="float">
            <text:p>0,073377386268206</text:p>
          </table:table-cell>
          <table:table-cell office:value-type="float" office:value="0.184950720979384" calcext:value-type="float">
            <text:p>0,184950720979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1m_cl_ituinst</text:p>
          </table:table-cell>
          <table:table-cell office:value-type="float" office:value="1033465" calcext:value-type="float">
            <text:p>1033465</text:p>
          </table:table-cell>
          <table:table-cell office:value-type="float" office:value="0.065000712361016" calcext:value-type="float">
            <text:p>0,065000712361016</text:p>
          </table:table-cell>
          <table:table-cell office:value-type="float" office:value="0.138242092597215" calcext:value-type="float">
            <text:p>0,138242092597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5" calcext:value-type="float">
            <text:p>0,06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3m_cl_ituinst</text:p>
          </table:table-cell>
          <table:table-cell office:value-type="float" office:value="1056202" calcext:value-type="float">
            <text:p>1056202</text:p>
          </table:table-cell>
          <table:table-cell office:value-type="float" office:value="0.055296485615517" calcext:value-type="float">
            <text:p>0,055296485615517</text:p>
          </table:table-cell>
          <table:table-cell office:value-type="float" office:value="0.105887858116146" calcext:value-type="float">
            <text:p>0,105887858116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8" calcext:value-type="float">
            <text:p>0,06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6m_cl_itu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0.053258204759456" calcext:value-type="float">
            <text:p>0,053258204759456</text:p>
          </table:table-cell>
          <table:table-cell office:value-type="float" office:value="0.08167440461907" calcext:value-type="float">
            <text:p>0,08167440461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725" calcext:value-type="float">
            <text:p>0,0725</text:p>
          </table:table-cell>
          <table:table-cell office:value-type="float" office:value="0.6196" calcext:value-type="float">
            <text:p>0,6196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12m_cl_itu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0.060628260937012" calcext:value-type="float">
            <text:p>0,060628260937012</text:p>
          </table:table-cell>
          <table:table-cell office:value-type="float" office:value="0.068653156246533" calcext:value-type="float">
            <text:p>0,068653156246533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851" calcext:value-type="float">
            <text:p>0,0851</text:p>
          </table:table-cell>
          <table:table-cell office:value-type="float" office:value="0.5182" calcext:value-type="float">
            <text:p>0,5182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e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342435347560478" calcext:value-type="float">
            <text:p>0,342435347560478</text:p>
          </table:table-cell>
          <table:table-cell office:value-type="float" office:value="0.084089141431631" calcext:value-type="float">
            <text:p>0,084089141431631</text:p>
          </table:table-cell>
          <table:table-cell office:value-type="float" office:value="0.16" calcext:value-type="float">
            <text:p>0,16</text:p>
          </table:table-cell>
          <table:table-cell office:value-type="float" office:value="0.27" calcext:value-type="float">
            <text:p>0,27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e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346935139646285" calcext:value-type="float">
            <text:p>0,346935139646285</text:p>
          </table:table-cell>
          <table:table-cell office:value-type="float" office:value="0.086788313195912" calcext:value-type="float">
            <text:p>0,086788313195912</text:p>
          </table:table-cell>
          <table:table-cell office:value-type="float" office:value="0.16" calcext:value-type="float">
            <text:p>0,16</text:p>
          </table:table-cell>
          <table:table-cell office:value-type="float" office:value="0.27" calcext:value-type="float">
            <text:p>0,27</text:p>
          </table:table-cell>
          <table:table-cell office:value-type="float" office:value="0.37" calcext:value-type="float">
            <text:p>0,37</text:p>
          </table:table-cell>
          <table:table-cell office:value-type="float" office:value="0.41" calcext:value-type="float">
            <text:p>0,41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e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332190274339008" calcext:value-type="float">
            <text:p>0,332190274339008</text:p>
          </table:table-cell>
          <table:table-cell office:value-type="float" office:value="0.071565693660302" calcext:value-type="float">
            <text:p>0,071565693660302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39" calcext:value-type="float">
            <text:p>0,39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e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339918652992977" calcext:value-type="float">
            <text:p>0,339918652992977</text:p>
          </table:table-cell>
          <table:table-cell office:value-type="float" office:value="0.052856746763488" calcext:value-type="float">
            <text:p>0,052856746763488</text:p>
          </table:table-cell>
          <table:table-cell office:value-type="float" office:value="0.21" calcext:value-type="float">
            <text:p>0,21</text:p>
          </table:table-cell>
          <table:table-cell office:value-type="float" office:value="0.3" calcext:value-type="float">
            <text:p>0,3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e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360456958831171" calcext:value-type="float">
            <text:p>0,360456958831171</text:p>
          </table:table-cell>
          <table:table-cell office:value-type="float" office:value="0.031601381546574" calcext:value-type="float">
            <text:p>0,031601381546574</text:p>
          </table:table-cell>
          <table:table-cell office:value-type="float" office:value="0.3" calcext:value-type="float">
            <text:p>0,3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0.38" calcext:value-type="float">
            <text:p>0,38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nd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541884822466111" calcext:value-type="float">
            <text:p>0,541884822466111</text:p>
          </table:table-cell>
          <table:table-cell office:value-type="float" office:value="0.098445599407685" calcext:value-type="float">
            <text:p>0,098445599407685</text:p>
          </table:table-cell>
          <table:table-cell office:value-type="float" office:value="0.3" calcext:value-type="float">
            <text:p>0,3</text:p>
          </table:table-cell>
          <table:table-cell office:value-type="float" office:value="0.46" calcext:value-type="float">
            <text:p>0,46</text:p>
          </table:table-cell>
          <table:table-cell office:value-type="float" office:value="0.57" calcext:value-type="float">
            <text:p>0,57</text:p>
          </table:table-cell>
          <table:table-cell office:value-type="float" office:value="0.62" calcext:value-type="float">
            <text:p>0,62</text:p>
          </table:table-cell>
          <table:table-cell office:value-type="float" office:value="0.73" calcext:value-type="float">
            <text:p>0,73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nd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545676153383272" calcext:value-type="float">
            <text:p>0,545676153383272</text:p>
          </table:table-cell>
          <table:table-cell office:value-type="float" office:value="0.100539425607369" calcext:value-type="float">
            <text:p>0,100539425607369</text:p>
          </table:table-cell>
          <table:table-cell office:value-type="float" office:value="0.29" calcext:value-type="float">
            <text:p>0,29</text:p>
          </table:table-cell>
          <table:table-cell office:value-type="float" office:value="0.46" calcext:value-type="float">
            <text:p>0,46</text:p>
          </table:table-cell>
          <table:table-cell office:value-type="float" office:value="0.57" calcext:value-type="float">
            <text:p>0,57</text:p>
          </table:table-cell>
          <table:table-cell office:value-type="float" office:value="0.62" calcext:value-type="float">
            <text:p>0,62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nd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53344321487299" calcext:value-type="float">
            <text:p>0,53344321487299</text:p>
          </table:table-cell>
          <table:table-cell office:value-type="float" office:value="0.086641443672578" calcext:value-type="float">
            <text:p>0,086641443672578</text:p>
          </table:table-cell>
          <table:table-cell office:value-type="float" office:value="0.32" calcext:value-type="float">
            <text:p>0,32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classificacao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0.83630144019837" calcext:value-type="float">
            <text:p>0,83630144019837</text:p>
          </table:table-cell>
          <table:table-cell office:value-type="float" office:value="0.370001986881497" calcext:value-type="float">
            <text:p>0,37000198688149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nd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546540486233681" calcext:value-type="float">
            <text:p>0,546540486233681</text:p>
          </table:table-cell>
          <table:table-cell office:value-type="float" office:value="0.063230617008644" calcext:value-type="float">
            <text:p>0,063230617008644</text:p>
          </table:table-cell>
          <table:table-cell office:value-type="float" office:value="0.39" calcext:value-type="float">
            <text:p>0,39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ndvi</text:p>
          </table:table-cell>
          <table:table-cell office:value-type="float" office:value="1017247" calcext:value-type="float">
            <text:p>1017247</text:p>
          </table:table-cell>
          <table:table-cell office:value-type="float" office:value="0.569540426269456" calcext:value-type="float">
            <text:p>0,569540426269456</text:p>
          </table:table-cell>
          <table:table-cell office:value-type="float" office:value="0.037574817269573" calcext:value-type="float">
            <text:p>0,037574817269573</text:p>
          </table:table-cell>
          <table:table-cell office:value-type="float" office:value="0.49" calcext:value-type="float">
            <text:p>0,49</text:p>
          </table:table-cell>
          <table:table-cell office:value-type="float" office:value="0.54" calcext:value-type="float">
            <text:p>0,54</text:p>
          </table:table-cell>
          <table:table-cell office:value-type="float" office:value="0.57" calcext:value-type="float">
            <text:p>0,57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7d_cl_itumax</text:p>
          </table:table-cell>
          <table:table-cell office:value-type="float" office:value="1014881" calcext:value-type="float">
            <text:p>1014881</text:p>
          </table:table-cell>
          <table:table-cell office:value-type="float" office:value="0.85988100102585" calcext:value-type="float">
            <text:p>0,85988100102585</text:p>
          </table:table-cell>
          <table:table-cell office:value-type="float" office:value="0.202861531278754" calcext:value-type="float">
            <text:p>0,202861531278754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,777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1m_cl_itumax</text:p>
          </table:table-cell>
          <table:table-cell office:value-type="float" office:value="1033296" calcext:value-type="float">
            <text:p>1033296</text:p>
          </table:table-cell>
          <table:table-cell office:value-type="float" office:value="0.851301377922985" calcext:value-type="float">
            <text:p>0,851301377922985</text:p>
          </table:table-cell>
          <table:table-cell office:value-type="float" office:value="0.169276188164056" calcext:value-type="float">
            <text:p>0,169276188164056</text:p>
          </table:table-cell>
          <table:table-cell office:value-type="float" office:value="0" calcext:value-type="float">
            <text:p>0</text:p>
          </table:table-cell>
          <table:table-cell office:value-type="float" office:value="0.7813" calcext:value-type="float">
            <text:p>0,7813</text:p>
          </table:table-cell>
          <table:table-cell office:value-type="float" office:value="0.9063" calcext:value-type="float">
            <text:p>0,9063</text:p>
          </table:table-cell>
          <table:table-cell office:value-type="float" office:value="0.9688" calcext:value-type="float">
            <text:p>0,9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3m_cl_itumax</text:p>
          </table:table-cell>
          <table:table-cell office:value-type="float" office:value="1056202" calcext:value-type="float">
            <text:p>1056202</text:p>
          </table:table-cell>
          <table:table-cell office:value-type="float" office:value="0.833125024947938" calcext:value-type="float">
            <text:p>0,833125024947938</text:p>
          </table:table-cell>
          <table:table-cell office:value-type="float" office:value="0.141788710700398" calcext:value-type="float">
            <text:p>0,141788710700398</text:p>
          </table:table-cell>
          <table:table-cell office:value-type="float" office:value="0" calcext:value-type="float">
            <text:p>0</text:p>
          </table:table-cell>
          <table:table-cell office:value-type="float" office:value="0.7447" calcext:value-type="float">
            <text:p>0,7447</text:p>
          </table:table-cell>
          <table:table-cell office:value-type="float" office:value="0.8723" calcext:value-type="float">
            <text:p>0,8723</text:p>
          </table:table-cell>
          <table:table-cell office:value-type="float" office:value="0.9468" calcext:value-type="float">
            <text:p>0,94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6m_cl_itu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0.833655698660208" calcext:value-type="float">
            <text:p>0,833655698660208</text:p>
          </table:table-cell>
          <table:table-cell office:value-type="float" office:value="0.116307470038949" calcext:value-type="float">
            <text:p>0,116307470038949</text:p>
          </table:table-cell>
          <table:table-cell office:value-type="float" office:value="0.0909" calcext:value-type="float">
            <text:p>0,0909</text:p>
          </table:table-cell>
          <table:table-cell office:value-type="float" office:value="0.7663" calcext:value-type="float">
            <text:p>0,7663</text:p>
          </table:table-cell>
          <table:table-cell office:value-type="float" office:value="0.8587" calcext:value-type="float">
            <text:p>0,8587</text:p>
          </table:table-cell>
          <table:table-cell office:value-type="float" office:value="0.9231" calcext:value-type="float">
            <text:p>0,9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cnt12m_cl_itu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0.863616819900636" calcext:value-type="float">
            <text:p>0,863616819900636</text:p>
          </table:table-cell>
          <table:table-cell office:value-type="float" office:value="0.07943673675337" calcext:value-type="float">
            <text:p>0,07943673675337</text:p>
          </table:table-cell>
          <table:table-cell office:value-type="float" office:value="0.0952" calcext:value-type="float">
            <text:p>0,0952</text:p>
          </table:table-cell>
          <table:table-cell office:value-type="float" office:value="0.8237" calcext:value-type="float">
            <text:p>0,8237</text:p>
          </table:table-cell>
          <table:table-cell office:value-type="float" office:value="0.8702" calcext:value-type="float">
            <text:p>0,8702</text:p>
          </table:table-cell>
          <table:table-cell office:value-type="float" office:value="0.9273" calcext:value-type="float">
            <text:p>0,9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velventomax</text:p>
          </table:table-cell>
          <table:table-cell office:value-type="float" office:value="1018233" calcext:value-type="float">
            <text:p>1018233</text:p>
          </table:table-cell>
          <table:table-cell office:value-type="float" office:value="14.7991150748399" calcext:value-type="float">
            <text:p>14,7991150748399</text:p>
          </table:table-cell>
          <table:table-cell office:value-type="float" office:value="4.58603542370267" calcext:value-type="float">
            <text:p>4,58603542370267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,64</text:p>
          </table:table-cell>
          <table:table-cell office:value-type="float" office:value="14.64" calcext:value-type="float">
            <text:p>14,64</text:p>
          </table:table-cell>
          <table:table-cell office:value-type="float" office:value="18.16" calcext:value-type="float">
            <text:p>18,16</text:p>
          </table:table-cell>
          <table:table-cell office:value-type="float" office:value="27.28" calcext:value-type="float">
            <text:p>27,28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velventomax</text:p>
          </table:table-cell>
          <table:table-cell office:value-type="float" office:value="1039259" calcext:value-type="float">
            <text:p>1039259</text:p>
          </table:table-cell>
          <table:table-cell office:value-type="float" office:value="14.8442650099721" calcext:value-type="float">
            <text:p>14,8442650099721</text:p>
          </table:table-cell>
          <table:table-cell office:value-type="float" office:value="4.16893770251088" calcext:value-type="float">
            <text:p>4,16893770251088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,68</text:p>
          </table:table-cell>
          <table:table-cell office:value-type="float" office:value="14.73" calcext:value-type="float">
            <text:p>14,73</text:p>
          </table:table-cell>
          <table:table-cell office:value-type="float" office:value="17.93" calcext:value-type="float">
            <text:p>17,93</text:p>
          </table:table-cell>
          <table:table-cell office:value-type="float" office:value="25.04" calcext:value-type="float">
            <text:p>25,04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velvento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14.4234091163837" calcext:value-type="float">
            <text:p>14,4234091163837</text:p>
          </table:table-cell>
          <table:table-cell office:value-type="float" office:value="3.53372654461574" calcext:value-type="float">
            <text:p>3,53372654461574</text:p>
          </table:table-cell>
          <table:table-cell office:value-type="float" office:value="3.45" calcext:value-type="float">
            <text:p>3,45</text:p>
          </table:table-cell>
          <table:table-cell office:value-type="float" office:value="11.58" calcext:value-type="float">
            <text:p>11,58</text:p>
          </table:table-cell>
          <table:table-cell office:value-type="float" office:value="14.1" calcext:value-type="float">
            <text:p>14,1</text:p>
          </table:table-cell>
          <table:table-cell office:value-type="float" office:value="17.11" calcext:value-type="float">
            <text:p>17,11</text:p>
          </table:table-cell>
          <table:table-cell office:value-type="float" office:value="22.57" calcext:value-type="float">
            <text:p>22,5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velventomax</text:p>
          </table:table-cell>
          <table:table-cell office:value-type="float" office:value="1061271" calcext:value-type="float">
            <text:p>1061271</text:p>
          </table:table-cell>
          <table:table-cell office:value-type="float" office:value="14.7488227512281" calcext:value-type="float">
            <text:p>14,7488227512281</text:p>
          </table:table-cell>
          <table:table-cell office:value-type="float" office:value="3.82400611712529" calcext:value-type="float">
            <text:p>3,82400611712529</text:p>
          </table:table-cell>
          <table:table-cell office:value-type="float" office:value="1.01" calcext:value-type="float">
            <text:p>1,01</text:p>
          </table:table-cell>
          <table:table-cell office:value-type="float" office:value="11.79" calcext:value-type="float">
            <text:p>11,79</text:p>
          </table:table-cell>
          <table:table-cell office:value-type="float" office:value="14.41" calcext:value-type="float">
            <text:p>14,41</text:p>
          </table:table-cell>
          <table:table-cell office:value-type="float" office:value="17.79" calcext:value-type="float">
            <text:p>17,79</text:p>
          </table:table-cell>
          <table:table-cell office:value-type="float" office:value="24.24" calcext:value-type="float">
            <text:p>24,24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velvento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14.5596115411808" calcext:value-type="float">
            <text:p>14,5596115411808</text:p>
          </table:table-cell>
          <table:table-cell office:value-type="float" office:value="3.20832656078811" calcext:value-type="float">
            <text:p>3,20832656078811</text:p>
          </table:table-cell>
          <table:table-cell office:value-type="float" office:value="7.31" calcext:value-type="float">
            <text:p>7,31</text:p>
          </table:table-cell>
          <table:table-cell office:value-type="float" office:value="11.94" calcext:value-type="float">
            <text:p>11,94</text:p>
          </table:table-cell>
          <table:table-cell office:value-type="float" office:value="13.83" calcext:value-type="float">
            <text:p>13,83</text:p>
          </table:table-cell>
          <table:table-cell office:value-type="float" office:value="16.77" calcext:value-type="float">
            <text:p>16,77</text:p>
          </table:table-cell>
          <table:table-cell office:value-type="float" office:value="21.56" calcext:value-type="float">
            <text:p>21,56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tempmin</text:p>
          </table:table-cell>
          <table:table-cell office:value-type="float" office:value="1015010" calcext:value-type="float">
            <text:p>1015010</text:p>
          </table:table-cell>
          <table:table-cell office:value-type="float" office:value="18.9153205485727" calcext:value-type="float">
            <text:p>18,9153205485727</text:p>
          </table:table-cell>
          <table:table-cell office:value-type="float" office:value="3.46553570287228" calcext:value-type="float">
            <text:p>3,46553570287228</text:p>
          </table:table-cell>
          <table:table-cell office:value-type="float" office:value="4.9" calcext:value-type="float">
            <text:p>4,9</text:p>
          </table:table-cell>
          <table:table-cell office:value-type="float" office:value="16.41" calcext:value-type="float">
            <text:p>16,41</text:p>
          </table:table-cell>
          <table:table-cell office:value-type="float" office:value="19.74" calcext:value-type="float">
            <text:p>19,74</text:p>
          </table:table-cell>
          <table:table-cell office:value-type="float" office:value="21.39" calcext:value-type="float">
            <text:p>21,39</text:p>
          </table:table-cell>
          <table:table-cell office:value-type="float" office:value="32.77" calcext:value-type="float">
            <text:p>32,7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tempmin</text:p>
          </table:table-cell>
          <table:table-cell office:value-type="float" office:value="1033296" calcext:value-type="float">
            <text:p>1033296</text:p>
          </table:table-cell>
          <table:table-cell office:value-type="float" office:value="18.6788901824779" calcext:value-type="float">
            <text:p>18,6788901824779</text:p>
          </table:table-cell>
          <table:table-cell office:value-type="float" office:value="3.21167543953266" calcext:value-type="float">
            <text:p>3,21167543953266</text:p>
          </table:table-cell>
          <table:table-cell office:value-type="float" office:value="9.59" calcext:value-type="float">
            <text:p>9,59</text:p>
          </table:table-cell>
          <table:table-cell office:value-type="float" office:value="15.83" calcext:value-type="float">
            <text:p>15,83</text:p>
          </table:table-cell>
          <table:table-cell office:value-type="float" office:value="19.52" calcext:value-type="float">
            <text:p>19,52</text:p>
          </table:table-cell>
          <table:table-cell office:value-type="float" office:value="21.11" calcext:value-type="float">
            <text:p>21,11</text:p>
          </table:table-cell>
          <table:table-cell office:value-type="float" office:value="30.35" calcext:value-type="float">
            <text:p>30,35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tempmin</text:p>
          </table:table-cell>
          <table:table-cell office:value-type="float" office:value="1056202" calcext:value-type="float">
            <text:p>1056202</text:p>
          </table:table-cell>
          <table:table-cell office:value-type="float" office:value="18.1921124084371" calcext:value-type="float">
            <text:p>18,1921124084371</text:p>
          </table:table-cell>
          <table:table-cell office:value-type="float" office:value="2.68461611480137" calcext:value-type="float">
            <text:p>2,68461611480137</text:p>
          </table:table-cell>
          <table:table-cell office:value-type="float" office:value="10.96" calcext:value-type="float">
            <text:p>10,96</text:p>
          </table:table-cell>
          <table:table-cell office:value-type="float" office:value="15.92" calcext:value-type="float">
            <text:p>15,92</text:p>
          </table:table-cell>
          <table:table-cell office:value-type="float" office:value="18.38" calcext:value-type="float">
            <text:p>18,38</text:p>
          </table:table-cell>
          <table:table-cell office:value-type="float" office:value="20.45" calcext:value-type="float">
            <text:p>20,45</text:p>
          </table:table-cell>
          <table:table-cell office:value-type="float" office:value="26.4" calcext:value-type="float">
            <text:p>26,4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tempmin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18.1603979929424" calcext:value-type="float">
            <text:p>18,1603979929424</text:p>
          </table:table-cell>
          <table:table-cell office:value-type="float" office:value="2.0080941219255" calcext:value-type="float">
            <text:p>2,0080941219255</text:p>
          </table:table-cell>
          <table:table-cell office:value-type="float" office:value="13.17" calcext:value-type="float">
            <text:p>13,17</text:p>
          </table:table-cell>
          <table:table-cell office:value-type="float" office:value="16.72" calcext:value-type="float">
            <text:p>16,72</text:p>
          </table:table-cell>
          <table:table-cell office:value-type="float" office:value="17.92" calcext:value-type="float">
            <text:p>17,92</text:p>
          </table:table-cell>
          <table:table-cell office:value-type="float" office:value="19.65" calcext:value-type="float">
            <text:p>19,65</text:p>
          </table:table-cell>
          <table:table-cell office:value-type="float" office:value="24.52" calcext:value-type="float">
            <text:p>24,52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tempmin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18.8576391939026" calcext:value-type="float">
            <text:p>18,8576391939026</text:p>
          </table:table-cell>
          <table:table-cell office:value-type="float" office:value="1.20705976476376" calcext:value-type="float">
            <text:p>1,20705976476376</text:p>
          </table:table-cell>
          <table:table-cell office:value-type="float" office:value="15.94" calcext:value-type="float">
            <text:p>15,94</text:p>
          </table:table-cell>
          <table:table-cell office:value-type="float" office:value="17.95" calcext:value-type="float">
            <text:p>17,95</text:p>
          </table:table-cell>
          <table:table-cell office:value-type="float" office:value="18.99" calcext:value-type="float">
            <text:p>18,99</text:p>
          </table:table-cell>
          <table:table-cell office:value-type="float" office:value="19.64" calcext:value-type="float">
            <text:p>19,64</text:p>
          </table:table-cell>
          <table:table-cell office:value-type="float" office:value="24.13" calcext:value-type="float">
            <text:p>24,13</text:p>
          </table:table-cell>
          <table:table-cell/>
        </table:table-row>
        <table:table-row table:style-name="ro1">
          <table:table-cell office:value-type="string" calcext:value-type="string">
            <text:p>estabelecimento</text:p>
          </table:table-cell>
          <table:table-cell office:value-type="string" calcext:value-type="string">
            <text:p>q_classificacao_estabel</text:p>
          </table:table-cell>
          <table:table-cell office:value-type="float" office:value="1012155" calcext:value-type="float">
            <text:p>1012155</text:p>
          </table:table-cell>
          <table:table-cell office:value-type="float" office:value="24.5137770400779" calcext:value-type="float">
            <text:p>24,5137770400779</text:p>
          </table:table-cell>
          <table:table-cell office:value-type="float" office:value="3.62009139608898" calcext:value-type="float">
            <text:p>3,6200913960889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tempinst</text:p>
          </table:table-cell>
          <table:table-cell office:value-type="float" office:value="1016177" calcext:value-type="float">
            <text:p>1016177</text:p>
          </table:table-cell>
          <table:table-cell office:value-type="float" office:value="24.1075059856668" calcext:value-type="float">
            <text:p>24,1075059856668</text:p>
          </table:table-cell>
          <table:table-cell office:value-type="float" office:value="2.89990361007104" calcext:value-type="float">
            <text:p>2,89990361007104</text:p>
          </table:table-cell>
          <table:table-cell office:value-type="float" office:value="11.75" calcext:value-type="float">
            <text:p>11,75</text:p>
          </table:table-cell>
          <table:table-cell office:value-type="float" office:value="22.35" calcext:value-type="float">
            <text:p>22,35</text:p>
          </table:table-cell>
          <table:table-cell office:value-type="float" office:value="24.56" calcext:value-type="float">
            <text:p>24,56</text:p>
          </table:table-cell>
          <table:table-cell office:value-type="float" office:value="26.05" calcext:value-type="float">
            <text:p>26,05</text:p>
          </table:table-cell>
          <table:table-cell office:value-type="float" office:value="35.24" calcext:value-type="float">
            <text:p>35,24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tempinst</text:p>
          </table:table-cell>
          <table:table-cell office:value-type="float" office:value="1033465" calcext:value-type="float">
            <text:p>1033465</text:p>
          </table:table-cell>
          <table:table-cell office:value-type="float" office:value="23.9272428964755" calcext:value-type="float">
            <text:p>23,9272428964755</text:p>
          </table:table-cell>
          <table:table-cell office:value-type="float" office:value="2.61117476976998" calcext:value-type="float">
            <text:p>2,61117476976998</text:p>
          </table:table-cell>
          <table:table-cell office:value-type="float" office:value="14.87" calcext:value-type="float">
            <text:p>14,87</text:p>
          </table:table-cell>
          <table:table-cell office:value-type="float" office:value="21.94" calcext:value-type="float">
            <text:p>21,94</text:p>
          </table:table-cell>
          <table:table-cell office:value-type="float" office:value="24.52" calcext:value-type="float">
            <text:p>24,52</text:p>
          </table:table-cell>
          <table:table-cell office:value-type="float" office:value="25.81" calcext:value-type="float">
            <text:p>25,81</text:p>
          </table:table-cell>
          <table:table-cell office:value-type="float" office:value="32.97" calcext:value-type="float">
            <text:p>32,9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tempinst</text:p>
          </table:table-cell>
          <table:table-cell office:value-type="float" office:value="1056202" calcext:value-type="float">
            <text:p>1056202</text:p>
          </table:table-cell>
          <table:table-cell office:value-type="float" office:value="23.5896710761581" calcext:value-type="float">
            <text:p>23,5896710761581</text:p>
          </table:table-cell>
          <table:table-cell office:value-type="float" office:value="2.20453197109384" calcext:value-type="float">
            <text:p>2,20453197109384</text:p>
          </table:table-cell>
          <table:table-cell office:value-type="float" office:value="16.86" calcext:value-type="float">
            <text:p>16,86</text:p>
          </table:table-cell>
          <table:table-cell office:value-type="float" office:value="21.92" calcext:value-type="float">
            <text:p>21,92</text:p>
          </table:table-cell>
          <table:table-cell office:value-type="float" office:value="23.85" calcext:value-type="float">
            <text:p>23,85</text:p>
          </table:table-cell>
          <table:table-cell office:value-type="float" office:value="25.3" calcext:value-type="float">
            <text:p>25,3</text:p>
          </table:table-cell>
          <table:table-cell office:value-type="float" office:value="30.7" calcext:value-type="float">
            <text:p>30,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temp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23.4654065802429" calcext:value-type="float">
            <text:p>23,4654065802429</text:p>
          </table:table-cell>
          <table:table-cell office:value-type="float" office:value="1.64793168687513" calcext:value-type="float">
            <text:p>1,64793168687513</text:p>
          </table:table-cell>
          <table:table-cell office:value-type="float" office:value="18.44" calcext:value-type="float">
            <text:p>18,44</text:p>
          </table:table-cell>
          <table:table-cell office:value-type="float" office:value="22.44" calcext:value-type="float">
            <text:p>22,44</text:p>
          </table:table-cell>
          <table:table-cell office:value-type="float" office:value="23.39" calcext:value-type="float">
            <text:p>23,39</text:p>
          </table:table-cell>
          <table:table-cell office:value-type="float" office:value="24.54" calcext:value-type="float">
            <text:p>24,54</text:p>
          </table:table-cell>
          <table:table-cell office:value-type="float" office:value="28.35" calcext:value-type="float">
            <text:p>28,35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temp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23.9387865666971" calcext:value-type="float">
            <text:p>23,9387865666971</text:p>
          </table:table-cell>
          <table:table-cell office:value-type="float" office:value="1.07151665716401" calcext:value-type="float">
            <text:p>1,07151665716401</text:p>
          </table:table-cell>
          <table:table-cell office:value-type="float" office:value="21.09" calcext:value-type="float">
            <text:p>21,0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94" calcext:value-type="float">
            <text:p>23,94</text:p>
          </table:table-cell>
          <table:table-cell office:value-type="float" office:value="24.64" calcext:value-type="float">
            <text:p>24,64</text:p>
          </table:table-cell>
          <table:table-cell office:value-type="float" office:value="28.03" calcext:value-type="float">
            <text:p>28,03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tempmax</text:p>
          </table:table-cell>
          <table:table-cell office:value-type="float" office:value="1015010" calcext:value-type="float">
            <text:p>1015010</text:p>
          </table:table-cell>
          <table:table-cell office:value-type="float" office:value="30.8376297868765" calcext:value-type="float">
            <text:p>30,8376297868765</text:p>
          </table:table-cell>
          <table:table-cell office:value-type="float" office:value="2.94477016223632" calcext:value-type="float">
            <text:p>2,94477016223632</text:p>
          </table:table-cell>
          <table:table-cell office:value-type="float" office:value="14.7" calcext:value-type="float">
            <text:p>14,7</text:p>
          </table:table-cell>
          <table:table-cell office:value-type="float" office:value="29.18" calcext:value-type="float">
            <text:p>29,18</text:p>
          </table:table-cell>
          <table:table-cell office:value-type="float" office:value="30.93" calcext:value-type="float">
            <text:p>30,93</text:p>
          </table:table-cell>
          <table:table-cell office:value-type="float" office:value="32.76" calcext:value-type="float">
            <text:p>32,76</text:p>
          </table:table-cell>
          <table:table-cell office:value-type="float" office:value="40.05" calcext:value-type="float">
            <text:p>40,05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tempmax</text:p>
          </table:table-cell>
          <table:table-cell office:value-type="float" office:value="1033296" calcext:value-type="float">
            <text:p>1033296</text:p>
          </table:table-cell>
          <table:table-cell office:value-type="float" office:value="30.714694472815" calcext:value-type="float">
            <text:p>30,714694472815</text:p>
          </table:table-cell>
          <table:table-cell office:value-type="float" office:value="2.50734391115949" calcext:value-type="float">
            <text:p>2,50734391115949</text:p>
          </table:table-cell>
          <table:table-cell office:value-type="float" office:value="18.67" calcext:value-type="float">
            <text:p>18,67</text:p>
          </table:table-cell>
          <table:table-cell office:value-type="float" office:value="29.36" calcext:value-type="float">
            <text:p>29,36</text:p>
          </table:table-cell>
          <table:table-cell office:value-type="float" office:value="30.88" calcext:value-type="float">
            <text:p>30,88</text:p>
          </table:table-cell>
          <table:table-cell office:value-type="float" office:value="32.37" calcext:value-type="float">
            <text:p>32,37</text:p>
          </table:table-cell>
          <table:table-cell office:value-type="float" office:value="39.7" calcext:value-type="float">
            <text:p>39,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tempmax</text:p>
          </table:table-cell>
          <table:table-cell office:value-type="float" office:value="1056202" calcext:value-type="float">
            <text:p>1056202</text:p>
          </table:table-cell>
          <table:table-cell office:value-type="float" office:value="30.5614144737453" calcext:value-type="float">
            <text:p>30,5614144737453</text:p>
          </table:table-cell>
          <table:table-cell office:value-type="float" office:value="2.23369952796548" calcext:value-type="float">
            <text:p>2,23369952796548</text:p>
          </table:table-cell>
          <table:table-cell office:value-type="float" office:value="23.18" calcext:value-type="float">
            <text:p>23,18</text:p>
          </table:table-cell>
          <table:table-cell office:value-type="float" office:value="29.11" calcext:value-type="float">
            <text:p>29,11</text:p>
          </table:table-cell>
          <table:table-cell office:value-type="float" office:value="30.69" calcext:value-type="float">
            <text:p>30,69</text:p>
          </table:table-cell>
          <table:table-cell office:value-type="float" office:value="32.09" calcext:value-type="float">
            <text:p>32,09</text:p>
          </table:table-cell>
          <table:table-cell office:value-type="float" office:value="40.05" calcext:value-type="float">
            <text:p>40,05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temp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30.41681863787" calcext:value-type="float">
            <text:p>30,41681863787</text:p>
          </table:table-cell>
          <table:table-cell office:value-type="float" office:value="1.82349323919148" calcext:value-type="float">
            <text:p>1,82349323919148</text:p>
          </table:table-cell>
          <table:table-cell office:value-type="float" office:value="24.98" calcext:value-type="float">
            <text:p>24,98</text:p>
          </table:table-cell>
          <table:table-cell office:value-type="float" office:value="29.03" calcext:value-type="float">
            <text:p>29,03</text:p>
          </table:table-cell>
          <table:table-cell office:value-type="float" office:value="30.4" calcext:value-type="float">
            <text:p>30,4</text:p>
          </table:table-cell>
          <table:table-cell office:value-type="float" office:value="31.78" calcext:value-type="float">
            <text:p>31,78</text:p>
          </table:table-cell>
          <table:table-cell office:value-type="float" office:value="35.69" calcext:value-type="float">
            <text:p>35,69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temp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30.723979759782" calcext:value-type="float">
            <text:p>30,723979759782</text:p>
          </table:table-cell>
          <table:table-cell office:value-type="float" office:value="1.35598487312159" calcext:value-type="float">
            <text:p>1,35598487312159</text:p>
          </table:table-cell>
          <table:table-cell office:value-type="float" office:value="27.24" calcext:value-type="float">
            <text:p>27,24</text:p>
          </table:table-cell>
          <table:table-cell office:value-type="float" office:value="29.74" calcext:value-type="float">
            <text:p>29,74</text:p>
          </table:table-cell>
          <table:table-cell office:value-type="float" office:value="30.4" calcext:value-type="float">
            <text:p>30,4</text:p>
          </table:table-cell>
          <table:table-cell office:value-type="float" office:value="32.02" calcext:value-type="float">
            <text:p>32,02</text:p>
          </table:table-cell>
          <table:table-cell office:value-type="float" office:value="34.56" calcext:value-type="float">
            <text:p>34,56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umidmin</text:p>
          </table:table-cell>
          <table:table-cell office:value-type="float" office:value="1016228" calcext:value-type="float">
            <text:p>1016228</text:p>
          </table:table-cell>
          <table:table-cell office:value-type="float" office:value="42.5154214605505" calcext:value-type="float">
            <text:p>42,5154214605505</text:p>
          </table:table-cell>
          <table:table-cell office:value-type="float" office:value="12.6696225358627" calcext:value-type="float">
            <text:p>12,6696225358627</text:p>
          </table:table-cell>
          <table:table-cell office:value-type="float" office:value="10" calcext:value-type="float">
            <text:p>10</text:p>
          </table:table-cell>
          <table:table-cell office:value-type="float" office:value="33.22" calcext:value-type="float">
            <text:p>33,22</text:p>
          </table:table-cell>
          <table:table-cell office:value-type="float" office:value="43.89" calcext:value-type="float">
            <text:p>43,89</text:p>
          </table:table-cell>
          <table:table-cell office:value-type="float" office:value="51.22" calcext:value-type="float">
            <text:p>51,22</text:p>
          </table:table-cell>
          <table:table-cell office:value-type="float" office:value="82.88" calcext:value-type="float">
            <text:p>82,88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prer_milho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34.9683698258267" calcext:value-type="float">
            <text:p>34,9683698258267</text:p>
          </table:table-cell>
          <table:table-cell office:value-type="float" office:value="4.83067287033445" calcext:value-type="float">
            <text:p>4,83067287033445</text:p>
          </table:table-cell>
          <table:table-cell office:value-type="float" office:value="27.47" calcext:value-type="float">
            <text:p>27,47</text:p>
          </table:table-cell>
          <table:table-cell office:value-type="float" office:value="29.68" calcext:value-type="float">
            <text:p>29,68</text:p>
          </table:table-cell>
          <table:table-cell office:value-type="float" office:value="36.54" calcext:value-type="float">
            <text:p>36,54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9" calcext:value-type="float">
            <text:p>40,49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prer_milho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35.3825146991691" calcext:value-type="float">
            <text:p>35,3825146991691</text:p>
          </table:table-cell>
          <table:table-cell office:value-type="float" office:value="4.95428523888959" calcext:value-type="float">
            <text:p>4,95428523888959</text:p>
          </table:table-cell>
          <table:table-cell office:value-type="float" office:value="26.57" calcext:value-type="float">
            <text:p>26,57</text:p>
          </table:table-cell>
          <table:table-cell office:value-type="float" office:value="30.86" calcext:value-type="float">
            <text:p>30,86</text:p>
          </table:table-cell>
          <table:table-cell office:value-type="float" office:value="37.56" calcext:value-type="float">
            <text:p>37,56</text:p>
          </table:table-cell>
          <table:table-cell office:value-type="float" office:value="39.61" calcext:value-type="float">
            <text:p>39,61</text:p>
          </table:table-cell>
          <table:table-cell office:value-type="float" office:value="41.67" calcext:value-type="float">
            <text:p>41,6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prer_milho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33.6105579721202" calcext:value-type="float">
            <text:p>33,6105579721202</text:p>
          </table:table-cell>
          <table:table-cell office:value-type="float" office:value="3.16478382214556" calcext:value-type="float">
            <text:p>3,16478382214556</text:p>
          </table:table-cell>
          <table:table-cell office:value-type="float" office:value="30.01" calcext:value-type="float">
            <text:p>30,01</text:p>
          </table:table-cell>
          <table:table-cell office:value-type="float" office:value="30.34" calcext:value-type="float">
            <text:p>30,34</text:p>
          </table:table-cell>
          <table:table-cell office:value-type="float" office:value="33.3" calcext:value-type="float">
            <text:p>33,3</text:p>
          </table:table-cell>
          <table:table-cell office:value-type="float" office:value="37.16" calcext:value-type="float">
            <text:p>37,16</text:p>
          </table:table-cell>
          <table:table-cell office:value-type="float" office:value="38.49" calcext:value-type="float">
            <text:p>38,49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prer_milho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35.5397649160725" calcext:value-type="float">
            <text:p>35,5397649160725</text:p>
          </table:table-cell>
          <table:table-cell office:value-type="float" office:value="4.87656034965767" calcext:value-type="float">
            <text:p>4,87656034965767</text:p>
          </table:table-cell>
          <table:table-cell office:value-type="float" office:value="25.96" calcext:value-type="float">
            <text:p>25,96</text:p>
          </table:table-cell>
          <table:table-cell office:value-type="float" office:value="31.75" calcext:value-type="float">
            <text:p>31,75</text:p>
          </table:table-cell>
          <table:table-cell office:value-type="float" office:value="36.73" calcext:value-type="float">
            <text:p>36,73</text:p>
          </table:table-cell>
          <table:table-cell office:value-type="float" office:value="39.96" calcext:value-type="float">
            <text:p>39,96</text:p>
          </table:table-cell>
          <table:table-cell office:value-type="float" office:value="43.65" calcext:value-type="float">
            <text:p>43,65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prer_milho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35.6038381235368" calcext:value-type="float">
            <text:p>35,6038381235368</text:p>
          </table:table-cell>
          <table:table-cell office:value-type="float" office:value="4.81506505408973" calcext:value-type="float">
            <text:p>4,81506505408973</text:p>
          </table:table-cell>
          <table:table-cell office:value-type="float" office:value="25.39" calcext:value-type="float">
            <text:p>25,39</text:p>
          </table:table-cell>
          <table:table-cell office:value-type="float" office:value="31.95" calcext:value-type="float">
            <text:p>31,95</text:p>
          </table:table-cell>
          <table:table-cell office:value-type="float" office:value="36.7" calcext:value-type="float">
            <text:p>36,7</text:p>
          </table:table-cell>
          <table:table-cell office:value-type="float" office:value="39.62" calcext:value-type="float">
            <text:p>39,62</text:p>
          </table:table-cell>
          <table:table-cell office:value-type="float" office:value="45.05" calcext:value-type="float">
            <text:p>45,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umidmin</text:p>
          </table:table-cell>
          <table:table-cell office:value-type="float" office:value="1039090" calcext:value-type="float">
            <text:p>1039090</text:p>
          </table:table-cell>
          <table:table-cell office:value-type="float" office:value="42.1606922884584" calcext:value-type="float">
            <text:p>42,1606922884584</text:p>
          </table:table-cell>
          <table:table-cell office:value-type="float" office:value="10.4757722676282" calcext:value-type="float">
            <text:p>10,4757722676282</text:p>
          </table:table-cell>
          <table:table-cell office:value-type="float" office:value="10" calcext:value-type="float">
            <text:p>10</text:p>
          </table:table-cell>
          <table:table-cell office:value-type="float" office:value="34.56" calcext:value-type="float">
            <text:p>34,56</text:p>
          </table:table-cell>
          <table:table-cell office:value-type="float" office:value="43" calcext:value-type="float">
            <text:p>43</text:p>
          </table:table-cell>
          <table:table-cell office:value-type="float" office:value="49.91" calcext:value-type="float">
            <text:p>49,91</text:p>
          </table:table-cell>
          <table:table-cell office:value-type="float" office:value="78.77" calcext:value-type="float">
            <text:p>78,7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umidmin</text:p>
          </table:table-cell>
          <table:table-cell office:value-type="float" office:value="1061271" calcext:value-type="float">
            <text:p>1061271</text:p>
          </table:table-cell>
          <table:table-cell office:value-type="float" office:value="41.11205595933" calcext:value-type="float">
            <text:p>41,11205595933</text:p>
          </table:table-cell>
          <table:table-cell office:value-type="float" office:value="8.07566803820454" calcext:value-type="float">
            <text:p>8,07566803820454</text:p>
          </table:table-cell>
          <table:table-cell office:value-type="float" office:value="12.73" calcext:value-type="float">
            <text:p>12,73</text:p>
          </table:table-cell>
          <table:table-cell office:value-type="float" office:value="35.11" calcext:value-type="float">
            <text:p>35,11</text:p>
          </table:table-cell>
          <table:table-cell office:value-type="float" office:value="41.71" calcext:value-type="float">
            <text:p>41,71</text:p>
          </table:table-cell>
          <table:table-cell office:value-type="float" office:value="47.31" calcext:value-type="float">
            <text:p>47,31</text:p>
          </table:table-cell>
          <table:table-cell office:value-type="float" office:value="67.15" calcext:value-type="float">
            <text:p>67,15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umidmin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41.8101046303626" calcext:value-type="float">
            <text:p>41,8101046303626</text:p>
          </table:table-cell>
          <table:table-cell office:value-type="float" office:value="5.91323668356943" calcext:value-type="float">
            <text:p>5,91323668356943</text:p>
          </table:table-cell>
          <table:table-cell office:value-type="float" office:value="12.73" calcext:value-type="float">
            <text:p>12,73</text:p>
          </table:table-cell>
          <table:table-cell office:value-type="float" office:value="37.31" calcext:value-type="float">
            <text:p>37,31</text:p>
          </table:table-cell>
          <table:table-cell office:value-type="float" office:value="41.93" calcext:value-type="float">
            <text:p>41,93</text:p>
          </table:table-cell>
          <table:table-cell office:value-type="float" office:value="46.1" calcext:value-type="float">
            <text:p>46,1</text:p>
          </table:table-cell>
          <table:table-cell office:value-type="float" office:value="63.08" calcext:value-type="float">
            <text:p>63,08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umidmin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43.3691179809588" calcext:value-type="float">
            <text:p>43,3691179809588</text:p>
          </table:table-cell>
          <table:table-cell office:value-type="float" office:value="4.25066543003488" calcext:value-type="float">
            <text:p>4,25066543003488</text:p>
          </table:table-cell>
          <table:table-cell office:value-type="float" office:value="12.73" calcext:value-type="float">
            <text:p>12,73</text:p>
          </table:table-cell>
          <table:table-cell office:value-type="float" office:value="40.96" calcext:value-type="float">
            <text:p>40,96</text:p>
          </table:table-cell>
          <table:table-cell office:value-type="float" office:value="43.75" calcext:value-type="float">
            <text:p>43,75</text:p>
          </table:table-cell>
          <table:table-cell office:value-type="float" office:value="45.82" calcext:value-type="float">
            <text:p>45,82</text:p>
          </table:table-cell>
          <table:table-cell office:value-type="float" office:value="60.82" calcext:value-type="float">
            <text:p>60,82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umidinst</text:p>
          </table:table-cell>
          <table:table-cell office:value-type="float" office:value="1017166" calcext:value-type="float">
            <text:p>1017166</text:p>
          </table:table-cell>
          <table:table-cell office:value-type="float" office:value="67.4079774392501" calcext:value-type="float">
            <text:p>67,4079774392501</text:p>
          </table:table-cell>
          <table:table-cell office:value-type="float" office:value="11.8955514942837" calcext:value-type="float">
            <text:p>11,8955514942837</text:p>
          </table:table-cell>
          <table:table-cell office:value-type="float" office:value="12.25" calcext:value-type="float">
            <text:p>12,25</text:p>
          </table:table-cell>
          <table:table-cell office:value-type="float" office:value="60.53" calcext:value-type="float">
            <text:p>60,53</text:p>
          </table:table-cell>
          <table:table-cell office:value-type="float" office:value="69.84" calcext:value-type="float">
            <text:p>69,84</text:p>
          </table:table-cell>
          <table:table-cell office:value-type="float" office:value="76.26" calcext:value-type="float">
            <text:p>76,26</text:p>
          </table:table-cell>
          <table:table-cell office:value-type="float" office:value="96.71" calcext:value-type="float">
            <text:p>96,71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umidinst</text:p>
          </table:table-cell>
          <table:table-cell office:value-type="float" office:value="1039259" calcext:value-type="float">
            <text:p>1039259</text:p>
          </table:table-cell>
          <table:table-cell office:value-type="float" office:value="67.1743116296863" calcext:value-type="float">
            <text:p>67,1743116296863</text:p>
          </table:table-cell>
          <table:table-cell office:value-type="float" office:value="10.1483094505893" calcext:value-type="float">
            <text:p>10,1483094505893</text:p>
          </table:table-cell>
          <table:table-cell office:value-type="float" office:value="12.25" calcext:value-type="float">
            <text:p>12,25</text:p>
          </table:table-cell>
          <table:table-cell office:value-type="float" office:value="61.21" calcext:value-type="float">
            <text:p>61,21</text:p>
          </table:table-cell>
          <table:table-cell office:value-type="float" office:value="69" calcext:value-type="float">
            <text:p>69</text:p>
          </table:table-cell>
          <table:table-cell office:value-type="float" office:value="74.62" calcext:value-type="float">
            <text:p>74,62</text:p>
          </table:table-cell>
          <table:table-cell office:value-type="float" office:value="96.71" calcext:value-type="float">
            <text:p>96,71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umidinst</text:p>
          </table:table-cell>
          <table:table-cell office:value-type="float" office:value="1061271" calcext:value-type="float">
            <text:p>1061271</text:p>
          </table:table-cell>
          <table:table-cell office:value-type="float" office:value="66.6210440029237" calcext:value-type="float">
            <text:p>66,6210440029237</text:p>
          </table:table-cell>
          <table:table-cell office:value-type="float" office:value="8.30602483426903" calcext:value-type="float">
            <text:p>8,30602483426903</text:p>
          </table:table-cell>
          <table:table-cell office:value-type="float" office:value="21.91" calcext:value-type="float">
            <text:p>21,91</text:p>
          </table:table-cell>
          <table:table-cell office:value-type="float" office:value="60.86" calcext:value-type="float">
            <text:p>60,86</text:p>
          </table:table-cell>
          <table:table-cell office:value-type="float" office:value="67.51" calcext:value-type="float">
            <text:p>67,51</text:p>
          </table:table-cell>
          <table:table-cell office:value-type="float" office:value="73.08" calcext:value-type="float">
            <text:p>73,08</text:p>
          </table:table-cell>
          <table:table-cell office:value-type="float" office:value="84.68" calcext:value-type="float">
            <text:p>84,68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umid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67.6846969667889" calcext:value-type="float">
            <text:p>67,6846969667889</text:p>
          </table:table-cell>
          <table:table-cell office:value-type="float" office:value="6.25172649786351" calcext:value-type="float">
            <text:p>6,25172649786351</text:p>
          </table:table-cell>
          <table:table-cell office:value-type="float" office:value="21.91" calcext:value-type="float">
            <text:p>21,91</text:p>
          </table:table-cell>
          <table:table-cell office:value-type="float" office:value="63.19" calcext:value-type="float">
            <text:p>63,19</text:p>
          </table:table-cell>
          <table:table-cell office:value-type="float" office:value="68.12" calcext:value-type="float">
            <text:p>68,12</text:p>
          </table:table-cell>
          <table:table-cell office:value-type="float" office:value="71.95" calcext:value-type="float">
            <text:p>71,95</text:p>
          </table:table-cell>
          <table:table-cell office:value-type="float" office:value="80.93" calcext:value-type="float">
            <text:p>80,93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7d_formitu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70.3062402598212" calcext:value-type="float">
            <text:p>70,3062402598212</text:p>
          </table:table-cell>
          <table:table-cell office:value-type="float" office:value="6.95485481022677" calcext:value-type="float">
            <text:p>6,95485481022677</text:p>
          </table:table-cell>
          <table:table-cell office:value-type="float" office:value="33.4" calcext:value-type="float">
            <text:p>33,4</text:p>
          </table:table-cell>
          <table:table-cell office:value-type="float" office:value="67.66" calcext:value-type="float">
            <text:p>67,66</text:p>
          </table:table-cell>
          <table:table-cell office:value-type="float" office:value="72.27" calcext:value-type="float">
            <text:p>72,27</text:p>
          </table:table-cell>
          <table:table-cell office:value-type="float" office:value="74.64" calcext:value-type="float">
            <text:p>74,64</text:p>
          </table:table-cell>
          <table:table-cell office:value-type="float" office:value="82.04" calcext:value-type="float">
            <text:p>82,04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1m_formitu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69.9806107865905" calcext:value-type="float">
            <text:p>69,9806107865905</text:p>
          </table:table-cell>
          <table:table-cell office:value-type="float" office:value="6.41719631210566" calcext:value-type="float">
            <text:p>6,41719631210566</text:p>
          </table:table-cell>
          <table:table-cell office:value-type="float" office:value="40.51" calcext:value-type="float">
            <text:p>40,51</text:p>
          </table:table-cell>
          <table:table-cell office:value-type="float" office:value="67.08" calcext:value-type="float">
            <text:p>67,08</text:p>
          </table:table-cell>
          <table:table-cell office:value-type="float" office:value="71.79" calcext:value-type="float">
            <text:p>71,79</text:p>
          </table:table-cell>
          <table:table-cell office:value-type="float" office:value="74.28" calcext:value-type="float">
            <text:p>74,28</text:p>
          </table:table-cell>
          <table:table-cell office:value-type="float" office:value="81.18" calcext:value-type="float">
            <text:p>81,18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3m_formitu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69.3474497362468" calcext:value-type="float">
            <text:p>69,3474497362468</text:p>
          </table:table-cell>
          <table:table-cell office:value-type="float" office:value="5.47997115879073" calcext:value-type="float">
            <text:p>5,47997115879073</text:p>
          </table:table-cell>
          <table:table-cell office:value-type="float" office:value="44.33" calcext:value-type="float">
            <text:p>44,33</text:p>
          </table:table-cell>
          <table:table-cell office:value-type="float" office:value="67.1" calcext:value-type="float">
            <text:p>67,1</text:p>
          </table:table-cell>
          <table:table-cell office:value-type="float" office:value="70.06" calcext:value-type="float">
            <text:p>70,06</text:p>
          </table:table-cell>
          <table:table-cell office:value-type="float" office:value="73.07" calcext:value-type="float">
            <text:p>73,07</text:p>
          </table:table-cell>
          <table:table-cell office:value-type="float" office:value="78.95" calcext:value-type="float">
            <text:p>78,95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12m_umid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69.2438942164522" calcext:value-type="float">
            <text:p>69,2438942164522</text:p>
          </table:table-cell>
          <table:table-cell office:value-type="float" office:value="4.34858455142563" calcext:value-type="float">
            <text:p>4,34858455142563</text:p>
          </table:table-cell>
          <table:table-cell office:value-type="float" office:value="21.91" calcext:value-type="float">
            <text:p>21,91</text:p>
          </table:table-cell>
          <table:table-cell office:value-type="float" office:value="66.66" calcext:value-type="float">
            <text:p>66,66</text:p>
          </table:table-cell>
          <table:table-cell office:value-type="float" office:value="69.26" calcext:value-type="float">
            <text:p>69,26</text:p>
          </table:table-cell>
          <table:table-cell office:value-type="float" office:value="72.08" calcext:value-type="float">
            <text:p>72,08</text:p>
          </table:table-cell>
          <table:table-cell office:value-type="float" office:value="80.93" calcext:value-type="float">
            <text:p>80,93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6m_formitu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69.3790603145942" calcext:value-type="float">
            <text:p>69,3790603145942</text:p>
          </table:table-cell>
          <table:table-cell office:value-type="float" office:value="4.25120918503999" calcext:value-type="float">
            <text:p>4,25120918503999</text:p>
          </table:table-cell>
          <table:table-cell office:value-type="float" office:value="52.65" calcext:value-type="float">
            <text:p>52,65</text:p>
          </table:table-cell>
          <table:table-cell office:value-type="float" office:value="67.9" calcext:value-type="float">
            <text:p>67,9</text:p>
          </table:table-cell>
          <table:table-cell office:value-type="float" office:value="69.98" calcext:value-type="float">
            <text:p>69,98</text:p>
          </table:table-cell>
          <table:table-cell office:value-type="float" office:value="71.97" calcext:value-type="float">
            <text:p>71,97</text:p>
          </table:table-cell>
          <table:table-cell office:value-type="float" office:value="78.35" calcext:value-type="float">
            <text:p>78,35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12m_formituinst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70.1153733426981" calcext:value-type="float">
            <text:p>70,1153733426981</text:p>
          </table:table-cell>
          <table:table-cell office:value-type="float" office:value="3.22832222809837" calcext:value-type="float">
            <text:p>3,22832222809837</text:p>
          </table:table-cell>
          <table:table-cell office:value-type="float" office:value="57.77" calcext:value-type="float">
            <text:p>57,77</text:p>
          </table:table-cell>
          <table:table-cell office:value-type="float" office:value="68.72" calcext:value-type="float">
            <text:p>68,72</text:p>
          </table:table-cell>
          <table:table-cell office:value-type="float" office:value="70.9" calcext:value-type="float">
            <text:p>70,9</text:p>
          </table:table-cell>
          <table:table-cell office:value-type="float" office:value="72.25" calcext:value-type="float">
            <text:p>72,25</text:p>
          </table:table-cell>
          <table:table-cell office:value-type="float" office:value="77.43" calcext:value-type="float">
            <text:p>77,43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prer_soja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75.9307436517773" calcext:value-type="float">
            <text:p>75,9307436517773</text:p>
          </table:table-cell>
          <table:table-cell office:value-type="float" office:value="5.10497165652948" calcext:value-type="float">
            <text:p>5,10497165652948</text:p>
          </table:table-cell>
          <table:table-cell office:value-type="float" office:value="70.66" calcext:value-type="float">
            <text:p>70,66</text:p>
          </table:table-cell>
          <table:table-cell office:value-type="float" office:value="70.99" calcext:value-type="float">
            <text:p>70,99</text:p>
          </table:table-cell>
          <table:table-cell office:value-type="float" office:value="74.39" calcext:value-type="float">
            <text:p>74,39</text:p>
          </table:table-cell>
          <table:table-cell office:value-type="float" office:value="81.29" calcext:value-type="float">
            <text:p>81,29</text:p>
          </table:table-cell>
          <table:table-cell office:value-type="float" office:value="84.43" calcext:value-type="float">
            <text:p>84,43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prer_soja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78.9312100796626" calcext:value-type="float">
            <text:p>78,9312100796626</text:p>
          </table:table-cell>
          <table:table-cell office:value-type="float" office:value="7.70358490689426" calcext:value-type="float">
            <text:p>7,70358490689426</text:p>
          </table:table-cell>
          <table:table-cell office:value-type="float" office:value="69.22" calcext:value-type="float">
            <text:p>69,22</text:p>
          </table:table-cell>
          <table:table-cell office:value-type="float" office:value="71.24" calcext:value-type="float">
            <text:p>71,24</text:p>
          </table:table-cell>
          <table:table-cell office:value-type="float" office:value="77.96" calcext:value-type="float">
            <text:p>77,96</text:p>
          </table:table-cell>
          <table:table-cell office:value-type="float" office:value="88.21" calcext:value-type="float">
            <text:p>88,21</text:p>
          </table:table-cell>
          <table:table-cell office:value-type="float" office:value="89.15" calcext:value-type="float">
            <text:p>89,15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prer_soja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0.6104025620783" calcext:value-type="float">
            <text:p>80,6104025620783</text:p>
          </table:table-cell>
          <table:table-cell office:value-type="float" office:value="8.49259844935001" calcext:value-type="float">
            <text:p>8,49259844935001</text:p>
          </table:table-cell>
          <table:table-cell office:value-type="float" office:value="67.87" calcext:value-type="float">
            <text:p>67,87</text:p>
          </table:table-cell>
          <table:table-cell office:value-type="float" office:value="71.73" calcext:value-type="float">
            <text:p>71,73</text:p>
          </table:table-cell>
          <table:table-cell office:value-type="float" office:value="82.49" calcext:value-type="float">
            <text:p>82,49</text:p>
          </table:table-cell>
          <table:table-cell office:value-type="float" office:value="88.46" calcext:value-type="float">
            <text:p>88,46</text:p>
          </table:table-cell>
          <table:table-cell office:value-type="float" office:value="91.88" calcext:value-type="float">
            <text:p>91,88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prer_soja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1.1350090585185" calcext:value-type="float">
            <text:p>81,1350090585185</text:p>
          </table:table-cell>
          <table:table-cell office:value-type="float" office:value="8.49994762503481" calcext:value-type="float">
            <text:p>8,49994762503481</text:p>
          </table:table-cell>
          <table:table-cell office:value-type="float" office:value="65.84" calcext:value-type="float">
            <text:p>65,84</text:p>
          </table:table-cell>
          <table:table-cell office:value-type="float" office:value="72.39" calcext:value-type="float">
            <text:p>72,39</text:p>
          </table:table-cell>
          <table:table-cell office:value-type="float" office:value="82.85" calcext:value-type="float">
            <text:p>82,85</text:p>
          </table:table-cell>
          <table:table-cell office:value-type="float" office:value="88.29" calcext:value-type="float">
            <text:p>88,29</text:p>
          </table:table-cell>
          <table:table-cell office:value-type="float" office:value="95.64" calcext:value-type="float">
            <text:p>95,64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7d_formitu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2.7238467626344" calcext:value-type="float">
            <text:p>82,7238467626344</text:p>
          </table:table-cell>
          <table:table-cell office:value-type="float" office:value="9.94260836464742" calcext:value-type="float">
            <text:p>9,94260836464742</text:p>
          </table:table-cell>
          <table:table-cell office:value-type="float" office:value="31.8" calcext:value-type="float">
            <text:p>31,8</text:p>
          </table:table-cell>
          <table:table-cell office:value-type="float" office:value="81.05" calcext:value-type="float">
            <text:p>81,05</text:p>
          </table:table-cell>
          <table:table-cell office:value-type="float" office:value="84.91" calcext:value-type="float">
            <text:p>84,91</text:p>
          </table:table-cell>
          <table:table-cell office:value-type="float" office:value="88.14" calcext:value-type="float">
            <text:p>88,14</text:p>
          </table:table-cell>
          <table:table-cell office:value-type="float" office:value="98.5" calcext:value-type="float">
            <text:p>98,5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prer_soja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1.1715171874322" calcext:value-type="float">
            <text:p>81,1715171874322</text:p>
          </table:table-cell>
          <table:table-cell office:value-type="float" office:value="8.37441267891305" calcext:value-type="float">
            <text:p>8,37441267891305</text:p>
          </table:table-cell>
          <table:table-cell office:value-type="float" office:value="64.52" calcext:value-type="float">
            <text:p>64,52</text:p>
          </table:table-cell>
          <table:table-cell office:value-type="float" office:value="72.77" calcext:value-type="float">
            <text:p>72,77</text:p>
          </table:table-cell>
          <table:table-cell office:value-type="float" office:value="82.69" calcext:value-type="float">
            <text:p>82,69</text:p>
          </table:table-cell>
          <table:table-cell office:value-type="float" office:value="88.02" calcext:value-type="float">
            <text:p>88,02</text:p>
          </table:table-cell>
          <table:table-cell office:value-type="float" office:value="96.42" calcext:value-type="float">
            <text:p>96,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1m_formitu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2.4321773403577" calcext:value-type="float">
            <text:p>82,4321773403577</text:p>
          </table:table-cell>
          <table:table-cell office:value-type="float" office:value="9.14622683932119" calcext:value-type="float">
            <text:p>9,14622683932119</text:p>
          </table:table-cell>
          <table:table-cell office:value-type="float" office:value="38.47" calcext:value-type="float">
            <text:p>38,47</text:p>
          </table:table-cell>
          <table:table-cell office:value-type="float" office:value="80.35" calcext:value-type="float">
            <text:p>80,35</text:p>
          </table:table-cell>
          <table:table-cell office:value-type="float" office:value="84.64" calcext:value-type="float">
            <text:p>84,64</text:p>
          </table:table-cell>
          <table:table-cell office:value-type="float" office:value="87.59" calcext:value-type="float">
            <text:p>87,59</text:p>
          </table:table-cell>
          <table:table-cell office:value-type="float" office:value="95.93" calcext:value-type="float">
            <text:p>95,93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3m_formitu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1.9429868170862" calcext:value-type="float">
            <text:p>81,9429868170862</text:p>
          </table:table-cell>
          <table:table-cell office:value-type="float" office:value="7.95239465065416" calcext:value-type="float">
            <text:p>7,95239465065416</text:p>
          </table:table-cell>
          <table:table-cell office:value-type="float" office:value="44" calcext:value-type="float">
            <text:p>44</text:p>
          </table:table-cell>
          <table:table-cell office:value-type="float" office:value="79.76" calcext:value-type="float">
            <text:p>79,76</text:p>
          </table:table-cell>
          <table:table-cell office:value-type="float" office:value="83.78" calcext:value-type="float">
            <text:p>83,78</text:p>
          </table:table-cell>
          <table:table-cell office:value-type="float" office:value="86.9" calcext:value-type="float">
            <text:p>86,9</text:p>
          </table:table-cell>
          <table:table-cell office:value-type="float" office:value="92.66" calcext:value-type="float">
            <text:p>92,66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6m_formitu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1.9546915118098" calcext:value-type="float">
            <text:p>81,9546915118098</text:p>
          </table:table-cell>
          <table:table-cell office:value-type="float" office:value="6.32809547921055" calcext:value-type="float">
            <text:p>6,32809547921055</text:p>
          </table:table-cell>
          <table:table-cell office:value-type="float" office:value="57.95" calcext:value-type="float">
            <text:p>57,95</text:p>
          </table:table-cell>
          <table:table-cell office:value-type="float" office:value="80.02" calcext:value-type="float">
            <text:p>80,02</text:p>
          </table:table-cell>
          <table:table-cell office:value-type="float" office:value="82.72" calcext:value-type="float">
            <text:p>82,72</text:p>
          </table:table-cell>
          <table:table-cell office:value-type="float" office:value="86.67" calcext:value-type="float">
            <text:p>86,67</text:p>
          </table:table-cell>
          <table:table-cell office:value-type="float" office:value="91.7" calcext:value-type="float">
            <text:p>91,7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7d_umidmax</text:p>
          </table:table-cell>
          <table:table-cell office:value-type="float" office:value="1017322" calcext:value-type="float">
            <text:p>1017322</text:p>
          </table:table-cell>
          <table:table-cell office:value-type="float" office:value="87.1278491568989" calcext:value-type="float">
            <text:p>87,1278491568989</text:p>
          </table:table-cell>
          <table:table-cell office:value-type="float" office:value="9.74180790202916" calcext:value-type="float">
            <text:p>9,74180790202916</text:p>
          </table:table-cell>
          <table:table-cell office:value-type="float" office:value="7" calcext:value-type="float">
            <text:p>7</text:p>
          </table:table-cell>
          <table:table-cell office:value-type="float" office:value="83.44" calcext:value-type="float">
            <text:p>83,44</text:p>
          </table:table-cell>
          <table:table-cell office:value-type="float" office:value="89.67" calcext:value-type="float">
            <text:p>89,67</text:p>
          </table:table-cell>
          <table:table-cell office:value-type="float" office:value="93.67" calcext:value-type="float">
            <text:p>93,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med12m_formitu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2.4226377384338" calcext:value-type="float">
            <text:p>82,4226377384338</text:p>
          </table:table-cell>
          <table:table-cell office:value-type="float" office:value="4.8257861878968" calcext:value-type="float">
            <text:p>4,8257861878968</text:p>
          </table:table-cell>
          <table:table-cell office:value-type="float" office:value="62.09" calcext:value-type="float">
            <text:p>62,09</text:p>
          </table:table-cell>
          <table:table-cell office:value-type="float" office:value="80.19" calcext:value-type="float">
            <text:p>80,19</text:p>
          </table:table-cell>
          <table:table-cell office:value-type="float" office:value="82.87" calcext:value-type="float">
            <text:p>82,87</text:p>
          </table:table-cell>
          <table:table-cell office:value-type="float" office:value="85.34" calcext:value-type="float">
            <text:p>85,34</text:p>
          </table:table-cell>
          <table:table-cell office:value-type="float" office:value="91.7" calcext:value-type="float">
            <text:p>91,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umidmax</text:p>
          </table:table-cell>
          <table:table-cell office:value-type="float" office:value="1039090" calcext:value-type="float">
            <text:p>1039090</text:p>
          </table:table-cell>
          <table:table-cell office:value-type="float" office:value="87.0466009200343" calcext:value-type="float">
            <text:p>87,0466009200343</text:p>
          </table:table-cell>
          <table:table-cell office:value-type="float" office:value="8.53998299822342" calcext:value-type="float">
            <text:p>8,53998299822342</text:p>
          </table:table-cell>
          <table:table-cell office:value-type="float" office:value="10" calcext:value-type="float">
            <text:p>10</text:p>
          </table:table-cell>
          <table:table-cell office:value-type="float" office:value="83.34" calcext:value-type="float">
            <text:p>83,34</text:p>
          </table:table-cell>
          <table:table-cell office:value-type="float" office:value="88.75" calcext:value-type="float">
            <text:p>88,75</text:p>
          </table:table-cell>
          <table:table-cell office:value-type="float" office:value="92.88" calcext:value-type="float">
            <text:p>92,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umidmax</text:p>
          </table:table-cell>
          <table:table-cell office:value-type="float" office:value="1061271" calcext:value-type="float">
            <text:p>1061271</text:p>
          </table:table-cell>
          <table:table-cell office:value-type="float" office:value="86.8796431165164" calcext:value-type="float">
            <text:p>86,8796431165164</text:p>
          </table:table-cell>
          <table:table-cell office:value-type="float" office:value="7.3960387155216" calcext:value-type="float">
            <text:p>7,3960387155216</text:p>
          </table:table-cell>
          <table:table-cell office:value-type="float" office:value="21.19" calcext:value-type="float">
            <text:p>21,19</text:p>
          </table:table-cell>
          <table:table-cell office:value-type="float" office:value="83.12" calcext:value-type="float">
            <text:p>83,12</text:p>
          </table:table-cell>
          <table:table-cell office:value-type="float" office:value="87.76" calcext:value-type="float">
            <text:p>87,76</text:p>
          </table:table-cell>
          <table:table-cell office:value-type="float" office:value="92.41" calcext:value-type="float">
            <text:p>92,41</text:p>
          </table:table-cell>
          <table:table-cell office:value-type="float" office:value="99.04" calcext:value-type="float">
            <text:p>99,04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umid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7.5804747086807" calcext:value-type="float">
            <text:p>87,5804747086807</text:p>
          </table:table-cell>
          <table:table-cell office:value-type="float" office:value="6.45543874968237" calcext:value-type="float">
            <text:p>6,45543874968237</text:p>
          </table:table-cell>
          <table:table-cell office:value-type="float" office:value="21.19" calcext:value-type="float">
            <text:p>21,19</text:p>
          </table:table-cell>
          <table:table-cell office:value-type="float" office:value="83.93" calcext:value-type="float">
            <text:p>83,93</text:p>
          </table:table-cell>
          <table:table-cell office:value-type="float" office:value="88.38" calcext:value-type="float">
            <text:p>88,38</text:p>
          </table:table-cell>
          <table:table-cell office:value-type="float" office:value="92.31" calcext:value-type="float">
            <text:p>92,31</text:p>
          </table:table-cell>
          <table:table-cell office:value-type="float" office:value="99.04" calcext:value-type="float">
            <text:p>99,04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umidmax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88.4365353463837" calcext:value-type="float">
            <text:p>88,4365353463837</text:p>
          </table:table-cell>
          <table:table-cell office:value-type="float" office:value="5.67165832134366" calcext:value-type="float">
            <text:p>5,67165832134366</text:p>
          </table:table-cell>
          <table:table-cell office:value-type="float" office:value="21.19" calcext:value-type="float">
            <text:p>21,19</text:p>
          </table:table-cell>
          <table:table-cell office:value-type="float" office:value="86.04" calcext:value-type="float">
            <text:p>86,04</text:p>
          </table:table-cell>
          <table:table-cell office:value-type="float" office:value="88.58" calcext:value-type="float">
            <text:p>88,58</text:p>
          </table:table-cell>
          <table:table-cell office:value-type="float" office:value="92.88" calcext:value-type="float">
            <text:p>92,88</text:p>
          </table:table-cell>
          <table:table-cell office:value-type="float" office:value="99.04" calcext:value-type="float">
            <text:p>99,04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3m_prer_boi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142.070400197686" calcext:value-type="float">
            <text:p>142,070400197686</text:p>
          </table:table-cell>
          <table:table-cell office:value-type="float" office:value="5.10019168186694" calcext:value-type="float">
            <text:p>5,10019168186694</text:p>
          </table:table-cell>
          <table:table-cell office:value-type="float" office:value="128.32" calcext:value-type="float">
            <text:p>128,32</text:p>
          </table:table-cell>
          <table:table-cell office:value-type="float" office:value="140.4" calcext:value-type="float">
            <text:p>140,4</text:p>
          </table:table-cell>
          <table:table-cell office:value-type="float" office:value="142.45" calcext:value-type="float">
            <text:p>142,45</text:p>
          </table:table-cell>
          <table:table-cell office:value-type="float" office:value="145.76" calcext:value-type="float">
            <text:p>145,76</text:p>
          </table:table-cell>
          <table:table-cell office:value-type="float" office:value="148.46" calcext:value-type="float">
            <text:p>148,46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6m_prer_boi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141.08887151635" calcext:value-type="float">
            <text:p>141,08887151635</text:p>
          </table:table-cell>
          <table:table-cell office:value-type="float" office:value="3.96922917036132" calcext:value-type="float">
            <text:p>3,96922917036132</text:p>
          </table:table-cell>
          <table:table-cell office:value-type="float" office:value="133.73" calcext:value-type="float">
            <text:p>133,73</text:p>
          </table:table-cell>
          <table:table-cell office:value-type="float" office:value="137.1" calcext:value-type="float">
            <text:p>137,1</text:p>
          </table:table-cell>
          <table:table-cell office:value-type="float" office:value="142.75" calcext:value-type="float">
            <text:p>142,75</text:p>
          </table:table-cell>
          <table:table-cell office:value-type="float" office:value="143.97" calcext:value-type="float">
            <text:p>143,97</text:p>
          </table:table-cell>
          <table:table-cell office:value-type="float" office:value="147.61" calcext:value-type="float">
            <text:p>147,61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m_prer_boi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142.887313131102" calcext:value-type="float">
            <text:p>142,887313131102</text:p>
          </table:table-cell>
          <table:table-cell office:value-type="float" office:value="5.52011314137109" calcext:value-type="float">
            <text:p>5,52011314137109</text:p>
          </table:table-cell>
          <table:table-cell office:value-type="float" office:value="124.6" calcext:value-type="float">
            <text:p>124,6</text:p>
          </table:table-cell>
          <table:table-cell office:value-type="float" office:value="140.35" calcext:value-type="float">
            <text:p>140,35</text:p>
          </table:table-cell>
          <table:table-cell office:value-type="float" office:value="143.79" calcext:value-type="float">
            <text:p>143,79</text:p>
          </table:table-cell>
          <table:table-cell office:value-type="float" office:value="146.53" calcext:value-type="float">
            <text:p>146,53</text:p>
          </table:table-cell>
          <table:table-cell office:value-type="float" office:value="150.26" calcext:value-type="float">
            <text:p>150,26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7d_prer_boi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143.260351622373" calcext:value-type="float">
            <text:p>143,260351622373</text:p>
          </table:table-cell>
          <table:table-cell office:value-type="float" office:value="5.57055726662416" calcext:value-type="float">
            <text:p>5,57055726662416</text:p>
          </table:table-cell>
          <table:table-cell office:value-type="float" office:value="123.98" calcext:value-type="float">
            <text:p>123,98</text:p>
          </table:table-cell>
          <table:table-cell office:value-type="float" office:value="140.31" calcext:value-type="float">
            <text:p>140,31</text:p>
          </table:table-cell>
          <table:table-cell office:value-type="float" office:value="144.32" calcext:value-type="float">
            <text:p>144,32</text:p>
          </table:table-cell>
          <table:table-cell office:value-type="float" office:value="146.76" calcext:value-type="float">
            <text:p>146,76</text:p>
          </table:table-cell>
          <table:table-cell office:value-type="float" office:value="152.27" calcext:value-type="float">
            <text:p>152,27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med12m_prer_boi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140.843756687918" calcext:value-type="float">
            <text:p>140,843756687918</text:p>
          </table:table-cell>
          <table:table-cell office:value-type="float" office:value="2.63603683372144" calcext:value-type="float">
            <text:p>2,63603683372144</text:p>
          </table:table-cell>
          <table:table-cell office:value-type="float" office:value="136.85" calcext:value-type="float">
            <text:p>136,85</text:p>
          </table:table-cell>
          <table:table-cell office:value-type="float" office:value="138.61" calcext:value-type="float">
            <text:p>138,61</text:p>
          </table:table-cell>
          <table:table-cell office:value-type="float" office:value="140.04" calcext:value-type="float">
            <text:p>140,04</text:p>
          </table:table-cell>
          <table:table-cell office:value-type="float" office:value="143.55" calcext:value-type="float">
            <text:p>143,55</text:p>
          </table:table-cell>
          <table:table-cell office:value-type="float" office:value="147.61" calcext:value-type="float">
            <text:p>147,61</text:p>
          </table:table-cell>
          <table:table-cell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eso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268.06" calcext:value-type="float">
            <text:p>268,06</text:p>
          </table:table-cell>
          <table:table-cell office:value-type="float" office:value="46.51" calcext:value-type="float">
            <text:p>46,51</text:p>
          </table:table-cell>
          <table:table-cell office:value-type="float" office:value="102" calcext:value-type="float">
            <text:p>102</text:p>
          </table:table-cell>
          <table:table-cell office:value-type="float" office:value="236.5" calcext:value-type="float">
            <text:p>236,5</text:p>
          </table:table-cell>
          <table:table-cell office:value-type="float" office:value="271.6" calcext:value-type="float">
            <text:p>271,6</text:p>
          </table:table-cell>
          <table:table-cell office:value-type="float" office:value="299" calcext:value-type="float">
            <text:p>29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string" calcext:value-type="string">
            <text:p>ano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2017.68357182762" calcext:value-type="float">
            <text:p>2017,68357182762</text:p>
          </table:table-cell>
          <table:table-cell office:value-type="float" office:value="0.465082345276321" calcext:value-type="float">
            <text:p>0,465082345276321</text:p>
          </table:table-cell>
          <table:table-cell table:number-columns-repeated="2" office:value-type="float" office:value="2017" calcext:value-type="float">
            <text:p>2017</text:p>
          </table:table-cell>
          <table:table-cell table:number-columns-repeated="3"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tot6m_chuva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97279.7107481629" calcext:value-type="float">
            <text:p>97279,7107481629</text:p>
          </table:table-cell>
          <table:table-cell office:value-type="float" office:value="93186.4110296358" calcext:value-type="float">
            <text:p>93186,4110296358</text:p>
          </table:table-cell>
          <table:table-cell office:value-type="float" office:value="0" calcext:value-type="float">
            <text:p>0</text:p>
          </table:table-cell>
          <table:table-cell office:value-type="float" office:value="29360" calcext:value-type="float">
            <text:p>29360</text:p>
          </table:table-cell>
          <table:table-cell office:value-type="float" office:value="69583.5" calcext:value-type="float">
            <text:p>69583,5</text:p>
          </table:table-cell>
          <table:table-cell office:value-type="float" office:value="138714.8" calcext:value-type="float">
            <text:p>138714,8</text:p>
          </table:table-cell>
          <table:table-cell office:value-type="float" office:value="745816.4" calcext:value-type="float">
            <text:p>745816,4</text:p>
          </table:table-cell>
          <table:table-cell/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tot12m_chuva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224271.611081399" calcext:value-type="float">
            <text:p>224271,611081399</text:p>
          </table:table-cell>
          <table:table-cell office:value-type="float" office:value="192381.503751428" calcext:value-type="float">
            <text:p>192381,503751428</text:p>
          </table:table-cell>
          <table:table-cell office:value-type="float" office:value="19.2" calcext:value-type="float">
            <text:p>19,2</text:p>
          </table:table-cell>
          <table:table-cell office:value-type="float" office:value="88142.6" calcext:value-type="float">
            <text:p>88142,6</text:p>
          </table:table-cell>
          <table:table-cell table:style-name="ce1" office:value-type="float" office:value="172010" calcext:value-type="float">
            <text:p>172.010,00</text:p>
          </table:table-cell>
          <table:table-cell table:style-name="ce3" office:value-type="float" office:value="307474.2" calcext:value-type="float">
            <text:p>307474,2</text:p>
          </table:table-cell>
          <table:table-cell table:style-name="ce1" office:value-type="float" office:value="1535736" calcext:value-type="float">
            <text:p>1.535.736,0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d_animal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530726" calcext:value-type="float">
            <text:p>530726</text:p>
          </table:table-cell>
          <table:table-cell office:value-type="float" office:value="306414.65462658" calcext:value-type="float">
            <text:p>306414,65462658</text:p>
          </table:table-cell>
          <table:table-cell office:value-type="float" office:value="1" calcext:value-type="float">
            <text:p>1</text:p>
          </table:table-cell>
          <table:table-cell office:value-type="float" office:value="265363.5" calcext:value-type="float">
            <text:p>265363,5</text:p>
          </table:table-cell>
          <table:table-cell office:value-type="float" office:value="530726" calcext:value-type="float">
            <text:p>530726</text:p>
          </table:table-cell>
          <table:table-cell office:value-type="float" office:value="796088.5" calcext:value-type="float">
            <text:p>796088,5</text:p>
          </table:table-cell>
          <table:table-cell office:value-type="float" office:value="1061451" calcext:value-type="float">
            <text:p>10614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abelecimento_identificador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3913.34060639634" calcext:value-type="float">
            <text:p>3913,34060639634</text:p>
          </table:table-cell>
          <table:table-cell office:value-type="float" office:value="2063.33703479784" calcext:value-type="float">
            <text:p>2063,33703479784</text:p>
          </table:table-cell>
          <table:table-cell office:value-type="float" office:value="1" calcext:value-type="float">
            <text:p>1</text:p>
          </table:table-cell>
          <table:table-cell office:value-type="float" office:value="1712" calcext:value-type="float">
            <text:p>1712</text:p>
          </table:table-cell>
          <table:table-cell office:value-type="float" office:value="4403" calcext:value-type="float">
            <text:p>4403</text:p>
          </table:table-cell>
          <table:table-cell office:value-type="float" office:value="5349" calcext:value-type="float">
            <text:p>5349</text:p>
          </table:table-cell>
          <table:table-cell office:value-type="float" office:value="8255" calcext:value-type="float">
            <text:p>8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entificador_lote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46933.5608558473" calcext:value-type="float">
            <text:p>46933,5608558473</text:p>
          </table:table-cell>
          <table:table-cell office:value-type="float" office:value="22441.5550515898" calcext:value-type="float">
            <text:p>22441,5550515898</text:p>
          </table:table-cell>
          <table:table-cell office:value-type="float" office:value="2" calcext:value-type="float">
            <text:p>2</text:p>
          </table:table-cell>
          <table:table-cell office:value-type="float" office:value="25040" calcext:value-type="float">
            <text:p>25040</text:p>
          </table:table-cell>
          <table:table-cell office:value-type="float" office:value="49413" calcext:value-type="float">
            <text:p>49413</text:p>
          </table:table-cell>
          <table:table-cell office:value-type="float" office:value="68622" calcext:value-type="float">
            <text:p>68622</text:p>
          </table:table-cell>
          <table:table-cell office:value-type="float" office:value="80848" calcext:value-type="float">
            <text:p>80848</text:p>
          </table:table-cell>
          <table:table-cell/>
        </table:table-row>
      </table:table>
      <table:named-expressions/>
      <table:database-ranges>
        <table:database-range table:name="__Anonymous_Sheet_DB__0" table:target-range-address="describe_dados.A1:describe_dados.K9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6:39:10.487241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4T21:52:23.245400041</dc:date>
    <meta:editing-duration>PT3H55M32S</meta:editing-duration>
    <meta:editing-cycles>3</meta:editing-cycles>
    <meta:generator>LibreOffice/7.1.2.2$Linux_X86_64 LibreOffice_project/10$Build-2</meta:generator>
    <meta:document-statistic meta:table-count="1" meta:cell-count="987" meta:object-count="0"/>
  </office:meta>
</office:document-meta>
</file>